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n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nawardedNotification">
            <text:p>UnawardedNotification</text:p>
          </table:table-cell>
          <table:table-cell table:style-name="ce7" office:value-type="string" office:string-value="Unawarded Notification. Details">
            <text:p>Unawarded Notification. Details</text:p>
          </table:table-cell>
          <table:table-cell table:style-name="ce7" office:value-type="string" office:string-value=""/>
          <table:table-cell table:style-name="ce7" office:value-type="string" office:string-value="Unawarded Notification">
            <text:p>Unawarded Notificat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communicating to a tenderer that the contract has been awarded to different tenderer.">
            <text:p>A document communicating to a tenderer that the contract has been awarded to different tenderer.</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Unawarded Notification. UBL Version Identifier. Identifier">
            <text:p>Unawarded Notification. UBL Version Identifier. Identifier</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Unawarded Notification. Customization Identifier. Identifier">
            <text:p>Unawarded Notification. Customization Identifier. Identifier</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Unawarded Notification. Profile Identifier. Identifier">
            <text:p>Unawarded Notification. Profile Identifier. Identifier</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Unawarded Notification. Profile Execution Identifier. Identifier">
            <text:p>Unawarded Notification. Profile Execution Identifier. Identifier</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Unawarded Notification. Identifier">
            <text:p>Unawarded Notification. Identifier</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Unawarded Notification. Copy_ Indicator. Indicator">
            <text:p>Unawarded Notification. Copy_ Indicator. Indicator</text:p>
          </table:table-cell>
          <table:table-cell table:style-name="ce8" office:value-type="string" office:string-value=""/>
          <table:table-cell office:value-type="string" table:style-name="ce8" office:string-value="Unawarded Notification">
            <text:p>Unawarded Notification</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Unawarded Notification. UUID. Identifier">
            <text:p>Unawarded Notification. UUID. Identifier</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8" office:string-value="Unawarded Notification. Contract Folder Identifier. Identifier">
            <text:p>Unawarded Notification. Contract Folder Identifier. Identifier</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0]&lt;&gt;&quot;&quot;;CONCATENATE([.F10];&quot; &quot;;[.G10]);[.G10])"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8" office:string-value="Unawarded Notification. Issue Date. Date">
            <text:p>Unawarded Notification. Issue Date. Date</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1]&lt;&gt;&quot;&quot;;CONCATENATE([.F11];&quot; &quot;;[.G11]);[.G11])"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8" office:string-value="Unawarded Notification. Issue Time. Time">
            <text:p>Unawarded Notification. Issue Time. Time</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2]&lt;&gt;&quot;&quot;;CONCATENATE([.F12];&quot; &quot;;[.G12]);[.G12])"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8" office:string-value="Unawarded Notification. Contract Name. Text">
            <text:p>Unawarded Notification. Contract Name. Text</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office:value-type="string" table:style-name="ce8" office:string-value="Contract">
            <text:p>Contract</text:p>
          </table:table-cell>
          <table:table-cell office:value-type="string" table:style-name="ce8" office:string-value="Name">
            <text:p>Name</text:p>
          </table:table-cell>
          <table:table-cell office:value-type="string" table:style-name="ce3" table:formula="of:=IF([.F13]&lt;&gt;&quot;&quot;;CONCATENATE([.F13];&quot; &quot;;[.G13]);[.G13])" office:string-value="Contract Name">
            <text:p>Contract Nam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he name, expressed as text, of this procurement project.">
            <text:p>The name, expressed as text, of this procurement projec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Unawarded Notification. Note. Text">
            <text:p>Unawarded Notification. Note. Text</text:p>
          </table:table-cell>
          <table:table-cell table:style-name="ce8" office:value-type="string" office:string-value=""/>
          <table:table-cell office:value-type="string" table:style-name="ce8" office:string-value="Unawarded Notification">
            <text:p>Unawarded Notificatio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9" office:value-type="string" office:string-value="Unawarded Notification. Signature">
            <text:p>Unawarded Notification. Signature</text:p>
          </table:table-cell>
          <table:table-cell table:style-name="ce9" office:value-type="string" office:string-value=""/>
          <table:table-cell table:style-name="ce9" office:value-type="string" office:string-value="Unawarded Notification">
            <text:p>Unawarded Not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9" office:value-type="string" office:string-value="Unawarded Notification. Sender_ Party. Party">
            <text:p>Unawarded Notification. Sender_ Party. Party</text:p>
          </table:table-cell>
          <table:table-cell table:style-name="ce9" office:value-type="string" office:string-value=""/>
          <table:table-cell table:style-name="ce9" office:value-type="string" office:string-value="Unawarded Notification">
            <text:p>Unawarded Notification</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9" office:value-type="string" office:string-value="Unawarded Notification. Receiver_ Party. Party">
            <text:p>Unawarded Notification. Receiver_ Party. Party</text:p>
          </table:table-cell>
          <table:table-cell table:style-name="ce9" office:value-type="string" office:string-value=""/>
          <table:table-cell table:style-name="ce9" office:value-type="string" office:string-value="Unawarded Notification">
            <text:p>Unawarded Notification</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MinutesDocumentReference">
            <text:p>MinutesDocumentReference</text:p>
          </table:table-cell>
          <table:table-cell table:style-name="ce9" office:value-type="string" office:string-value="Unawarded Notification. Minutes_ Document Reference. Document Reference">
            <text:p>Unawarded Notification. Minutes_ Document Reference. Document Reference</text:p>
          </table:table-cell>
          <table:table-cell table:style-name="ce9" office:value-type="string" office:string-value=""/>
          <table:table-cell table:style-name="ce9" office:value-type="string" office:string-value="Unawarded Notification">
            <text:p>Unawarded Notification</text:p>
          </table:table-cell>
          <table:table-cell table:style-name="ce9" office:value-type="string" office:string-value="Minutes">
            <text:p>Minutes</text:p>
          </table:table-cell>
          <table:table-cell table:style-name="ce9" office:value-type="string" office:string-value=""/>
          <table:table-cell table:style-name="ce9" office:value-type="string" office:string-value=""/>
          <table:table-cell table:style-name="ce9" table:formula="of:=[.M18]"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a set of minutes associated with this award.">
            <text:p>A reference to a set of minutes associated with this awar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9" office:value-type="string" office:string-value="Unawarded Notification. Additional_ Document Reference. Document Reference">
            <text:p>Unawarded Notification. Additional_ Document Reference. Document Reference</text:p>
          </table:table-cell>
          <table:table-cell table:style-name="ce9" office:value-type="string" office:string-value=""/>
          <table:table-cell table:style-name="ce9" office:value-type="string" office:string-value="Unawarded Notification">
            <text:p>Unawarded Notification</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9]"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It can be used to include annex documents such as the minutes of the awarding process meetings.">
            <text:p>A reference to an additional document associated with this document. It can be used to include annex documents such as the minutes of the awarding process meeting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Result">
            <text:p>TenderResult</text:p>
          </table:table-cell>
          <table:table-cell table:style-name="ce9" office:value-type="string" office:string-value="Unawarded Notification. Tender Result">
            <text:p>Unawarded Notification. Tender Result</text:p>
          </table:table-cell>
          <table:table-cell table:style-name="ce9" office:value-type="string" office:string-value=""/>
          <table:table-cell table:style-name="ce9" office:value-type="string" office:string-value="Unawarded Notification">
            <text:p>Unawarded Not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Tender Result">
            <text:p>Tender Result</text:p>
          </table:table-cell>
          <table:table-cell table:style-name="ce9" office:value-type="string" office:string-value="Tender Result">
            <text:p>Tender Resul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 Result">
            <text:p>Tender Result</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n association to the Tender Result being notified">
            <text:p>An association to the Tender Result being notifi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AppealTerms">
            <text:p>AppealTerms</text:p>
          </table:table-cell>
          <table:table-cell table:style-name="ce9" office:value-type="string" office:string-value="Unawarded Notification. Appeal Terms">
            <text:p>Unawarded Notification. Appeal Terms</text:p>
          </table:table-cell>
          <table:table-cell table:style-name="ce9" office:value-type="string" office:string-value=""/>
          <table:table-cell table:style-name="ce9" office:value-type="string" office:string-value="Unawarded Notification">
            <text:p>Unawarded Not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Appeal Terms">
            <text:p>Appeal Terms</text:p>
          </table:table-cell>
          <table:table-cell table:style-name="ce9" office:value-type="string" office:string-value="Appeal Terms">
            <text:p>Appeal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Appeal Terms">
            <text:p>Appeal Term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erms of appeal for this tendering process.">
            <text:p>Terms of appeal for this tendering proces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